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Séance apnée</text:span><text:span text:style-name="T1"/></text:p>
      <text:list text:style-name="WWNum2">
        <text:list-item>
          <text:p text:style-name="P1" loext:marker-style-name="T2"><text:span text:style-name="T2">Demi-bassins en apnée, le reste en récupération, avec pas ou peu de récupération une fois arrivé : faire 3 aller-retour comme ça</text:span><text:span text:style-name="T2"/></text:p>
        </text:list-item>
        <text:list-item>
          <text:p text:style-name="P1" loext:marker-style-name="T2"><text:span text:style-name="T2">Faire des 25m</text:span><text:span text:style-name="T2"/></text:p>
        </text:list-item>
        <text:list-item>
          <text:p text:style-name="P1" loext:marker-style-name="T2"><text:span text:style-name="T2">Faire des 25m avec demi-tour au bout, puis faire quelques mètres</text:span><text:span text:style-name="T2"/></text:p>
          <text:list>
            <text:list-item>
              <text:p text:style-name="P1" loext:marker-style-name="T2"><text:span text:style-name="T3">Technique de demi-tour en s’aidant du mur :</text:span><text:span text:style-name="T3"/></text:p>
              <text:list>
                <text:list-item>
                  <text:p text:style-name="P1" loext:marker-style-name="T2"><text:span text:style-name="T2">Tendre le bras droit (pour tourner à gauche) et la placer contre la paroi</text:span><text:span text:style-name="T2"/></text:p>
                </text:list-item>
                <text:list-item>
                  <text:p text:style-name="P1" loext:marker-style-name="T2"><text:span text:style-name="T2">Positionner la main gauche au sol</text:span><text:span text:style-name="T2"/></text:p>
                </text:list-item>
                <text:list-item>
                  <text:p text:style-name="P1" loext:marker-style-name="T2"><text:span text:style-name="T2">Ramasser son corps (ses genoux) et les détendre pour pousser sur le mur</text:span><text:span text:style-name="T2"/></text:p>
                </text:list-item>
              </text:list>
            </text:list-item>
          </text:list>
        </text:list-item>
        <text:list-item>
          <text:p text:style-name="P1" loext:marker-style-name="T2"><text:span text:style-name="T2">Départs après apnée statique</text:span><text:span text:style-name="T2"/></text:p>
          <text:list>
            <text:list-item>
              <text:p text:style-name="P1" loext:marker-style-name="T2"><text:span text:style-name="T2">Faire des apnées statiques de 10 s , puis essayer de faire un 25m</text:span><text:span text:style-name="T2"/></text:p>
            </text:list-item>
            <text:list-item>
              <text:p text:style-name="P1" loext:marker-style-name="T2"><text:span text:style-name="T2">Augmenter petit à petit la durée de l’apnée statique jusqu’à 30 ou 45 sec</text:span><text:span text:style-name="T2"/></text:p>
            </text:list-item>
          </text:list>
        </text:list-item>
        <text:list-item>
          <text:p text:style-name="P1" loext:marker-style-name="T2"><text:span text:style-name="T2">Départs poumons vides</text:span><text:span text:style-name="T2"/></text:p>
          <text:list>
            <text:list-item>
              <text:p text:style-name="P1" loext:marker-style-name="T2"><text:span text:style-name="T2">Essayer de faire un demi-bassin (12,5m)</text:span><text:span text:style-name="T2"/></text:p>
            </text:list-item>
          </text:list>
        </text:list-item>
        <text:list-item>
          <text:p text:style-name="P1" loext:marker-style-name="T2"><text:span text:style-name="T2">Départ fixe : départ toutes les </text:span><text:span text:style-name="T3">2 minutes ( ?) </text:span><text:span text:style-name="T2">pour 25 m, faire </text:span><text:span text:style-name="T3">4 ( ?) </text:span><text:span text:style-name="T2">longueurs</text:span></text:p>
        </text:list-item>
        <text:list-item>
          <text:p text:style-name="P1" loext:marker-style-name="T2"><text:span text:style-name="T2">Pyramide </text:span><text:span text:style-name="T3">( ?)</text:span></text:p>
          <text:list>
            <text:list-item>
              <text:p text:style-name="P1" loext:marker-style-name="T2"><text:span text:style-name="T2">Faire des départs fixes à 1 minute avec :</text:span><text:span text:style-name="T2"/></text:p>
              <text:list>
                <text:list-item>
                  <text:p text:style-name="P1" loext:marker-style-name="T2"><text:span text:style-name="T2">Une seule fois 25 m</text:span><text:span text:style-name="T2"/></text:p>
                </text:list-item>
                <text:list-item>
                  <text:p text:style-name="P1" loext:marker-style-name="T2"><text:span text:style-name="T2">Repos 2 min</text:span><text:span text:style-name="T2"/></text:p>
                </text:list-item>
                <text:list-item>
                  <text:p text:style-name="P1" loext:marker-style-name="T2"><text:span text:style-name="T2">Deux fois 25 m</text:span><text:span text:style-name="T2"/></text:p>
                </text:list-item>
                <text:list-item>
                  <text:p text:style-name="P1" loext:marker-style-name="T2"><text:span text:style-name="T2">Repos 2 min</text:span><text:span text:style-name="T2"/></text:p>
                </text:list-item>
                <text:list-item>
                  <text:p text:style-name="P1" loext:marker-style-name="T2"><text:span text:style-name="T2">Trois fois 25 m</text:span><text:span text:style-name="T2"/></text:p>
                </text:list-item>
                <text:list-item>
                  <text:p text:style-name="P1" loext:marker-style-name="T2"><text:span text:style-name="T2">Repos 2 min</text:span><text:span text:style-name="T2"/></text:p>
                </text:list-item>
                <text:list-item>
                  <text:p text:style-name="P1" loext:marker-style-name="T2"><text:span text:style-name="T2">Deux fois 25 m</text:span><text:span text:style-name="T2"/></text:p>
                </text:list-item>
                <text:list-item>
                  <text:p text:style-name="P1" loext:marker-style-name="T2"><text:span text:style-name="T2">Repos 2 min</text:span><text:span text:style-name="T2"/></text:p>
                </text:list-item>
                <text:list-item>
                  <text:p text:style-name="P1" loext:marker-style-name="T2"><text:span text:style-name="T2">Une seule fois 25 m</text:span><text:span text:style-name="T2"/></text:p>
                </text:list-item>
              </text:list>
            </text:list-item>
          </text:list>
        </text:list-item>
        <text:list-item>
          <text:p text:style-name="P1" loext:marker-style-name="T2"><text:span text:style-name="T2">50 m : avec un personne qui surveille</text:span><text:span text:style-name="T2"/></text:p>
        </text:list-item>
        <text:list-item>
          <text:p text:style-name="P1" loext:marker-style-name="T2"><text:span text:style-name="T2">Brasse : faire 25 m en brasse, sans palmes</text:span><text:span text:style-name="T2"/></text:p>
        </text:list-item>
        <text:list-item>
          <text:p text:style-name="P1" loext:marker-style-name="T2"><text:span text:style-name="T2">Statique : commencer par 30 secondes, puis augmenter de 15 secondes en 15 secondes</text:span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hdi ESSAID</meta:initial-creator>
    <dc:creator>Mehdi ESSAID</dc:creator>
    <meta:editing-cycles>16</meta:editing-cycles>
    <meta:creation-date>2023-09-28T11:38:00</meta:creation-date>
    <dc:date>2023-09-28T11:50:00</dc:date>
    <meta:editing-duration>PT12M</meta:editing-duration>
    <meta:generator>LibreOffice/7.5.6.2$Linux_X86_64 LibreOffice_project/50$Build-2</meta:generator>
    <meta:document-statistic meta:table-count="0" meta:image-count="0" meta:object-count="0" meta:page-count="1" meta:paragraph-count="28" meta:word-count="242" meta:character-count="1110" meta:non-whitespace-character-count="923"/>
    <meta:user-defined meta:name="AppVersion">16.0000</meta:user-defined>
    <meta:template xlink:type="simple" xlink:actuate="onRequest" xlink:title="Normal.dotm" xlink:href=""/>
  </office:meta>
</office:document-meta>
</file>